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ndererConfigurator.getRendererConfig( String mime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RendererConfigurator.AbstractRenderer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ndererConfigurator.getRendererConfig( Renderer render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